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3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8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9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16" style:family="paragraph" style:parent-style-name="Standard">
      <style:paragraph-properties fo:text-align="justify" style:justify-single-word="false"/>
      <style:text-properties fo:language="uk" fo:country="UA" officeooo:paragraph-rsid="00926e60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9f8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text-align="justify" style:justify-single-word="false" fo:break-before="page"/>
      <style:text-properties fo:language="uk" fo:country="UA" officeooo:paragraph-rsid="00752f12"/>
    </style:style>
    <style:style style:name="P19" style:family="paragraph" style:parent-style-name="М_5f_осн_5f_текст">
      <style:paragraph-properties fo:text-align="center" style:justify-single-word="false"/>
      <style:text-properties officeooo:paragraph-rsid="00a9e17e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8c724"/>
    </style:style>
    <style:style style:name="T12" style:family="text">
      <style:text-properties style:font-name="Times New Roman" fo:font-size="12pt" fo:language="uk" fo:country="UA" fo:font-weight="bold" fo:background-color="#ffffff" loext:char-shading-value="0" style:font-size-asian="12pt" style:font-weight-asian="bold" style:font-size-complex="12pt"/>
    </style:style>
    <style:style style:name="T13" style:family="text">
      <style:text-properties style:font-name="Times New Roman" fo:font-size="12pt" fo:language="uk" fo:country="UA" fo:font-weight="normal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font-weight="bold" officeooo:rsid="0074a7e7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fo:font-weight="bold" officeooo:rsid="00752f12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6" style:family="text">
      <style:text-properties officeooo:rsid="00aaedbf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1cm" draw:visible-area-height="5.02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ІНІСТЕРСТВО ОСВІТИ І НАУКИ УКРАЇНИ</text:p>
      <text:p text:style-name="P1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Лабораторна робота № <text:span text:style-name="T11">11</text:span></text:p>
      <text:p text:style-name="P7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6"/>
      <text:p text:style-name="P19"><text:span text:style-name="T12">на тему: </text:span><text:span text:style-name="T13">«</text:span><text:span text:style-name="T4">Послідовні контейнери list, vector</text:span><text:span text:style-name="T13">»</text:span></text:p>
      <text:p text:style-name="P8"/>
      <text:p text:style-name="P8"/>
      <text:p text:style-name="P8"/>
      <text:p text:style-name="P8"/>
      <text:p text:style-name="P8"/>
      <text:p text:style-name="P8"/>
      <text:p text:style-name="P4">Виконав:</text:p>
      <text:p text:style-name="P9">студент гр.ПЗ1911 </text:p>
      <text:p text:style-name="P9">Сафонов Д. Є.</text:p>
      <text:p text:style-name="P9">Прийняла: </text:p>
      <text:p text:style-name="P10">Демидович І.М.</text:p>
      <text:p text:style-name="P11"><text:tab/></text:p>
      <text:p text:style-name="P12"><text:span text:style-name="T5">Дніпро, 202</text:span><text:span text:style-name="T6">1</text:span></text:p>
      <text:p text:style-name="P18"><text:span text:style-name="T14">Тема. </text:span>Послідовні контейнери list, vector</text:p>
      <text:p text:style-name="P13"/>
      <text:p text:style-name="P16"><text:span text:style-name="T15">Завдання. </text:span>Написати програму яка демонструвала б роботу зі списком і вектором. Розглянути 2 випадки: елементом контейнера є стандартний тип, елементом контейнера є призначений для користувача тип. Для демонстраці<text:span text:style-name="T16">ї</text:span> роботи використовувати операції додавання, видалення, перегляду і не менше трьох інших алгоритмів (методів) бібліотеки STL. При роботі з контейнерами використовувати ітератори.</text:p>
      <text:p text:style-name="P16"/>
      <text:p text:style-name="P17">Текст програми.</text:p>
      <text:p text:style-name="P17"><text:span text:style-name="T9"/></text:p>
      <text:p text:style-name="P17">Приклад роботи програми.</text:p>
      <text:p text:style-name="P17"/>
      <text:p text:style-name="P17">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3T18:39:46.362921552</dc:date>
    <meta:editing-duration>PT7H56M7S</meta:editing-duration>
    <meta:editing-cycles>139</meta:editing-cycles>
    <meta:generator>LibreOffice/6.4.7.2$Linux_X86_64 LibreOffice_project/40$Build-2</meta:generator>
    <meta:document-statistic meta:table-count="0" meta:image-count="0" meta:object-count="1" meta:page-count="2" meta:paragraph-count="20" meta:word-count="104" meta:character-count="841" meta:non-whitespace-character-count="751"/>
  </office:meta>
</office:document-meta>
</file>